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Mono" svg:font-family="Free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0.9cm" style:rel-column-width="3702*"/>
    </style:style>
    <style:style style:name="Table1.B" style:family="table-column">
      <style:table-column-properties style:column-width="15.021cm" style:rel-column-width="61833*"/>
    </style:style>
    <style:style style:name="Table1.A1" style:family="table-cell">
      <style:table-cell-properties fo:padding="0.097cm" fo:border="none"/>
    </style:style>
    <style:style style:name="Table2" style:family="table">
      <style:table-properties style:width="15.921cm" table:align="margins"/>
    </style:style>
    <style:style style:name="Table2.A" style:family="table-column">
      <style:table-column-properties style:column-width="0.9cm" style:rel-column-width="3702*"/>
    </style:style>
    <style:style style:name="Table2.B" style:family="table-column">
      <style:table-column-properties style:column-width="15.021cm" style:rel-column-width="61833*"/>
    </style:style>
    <style:style style:name="Table2.A1" style:family="table-cell">
      <style:table-cell-properties fo:padding="0.097cm" fo:border="none"/>
    </style:style>
    <style:style style:name="Table3" style:family="table">
      <style:table-properties style:width="15.921cm" table:align="margins"/>
    </style:style>
    <style:style style:name="Table3.A" style:family="table-column">
      <style:table-column-properties style:column-width="0.9cm" style:rel-column-width="3702*"/>
    </style:style>
    <style:style style:name="Table3.B" style:family="table-column">
      <style:table-column-properties style:column-width="6.112cm" style:rel-column-width="25158*"/>
    </style:style>
    <style:style style:name="Table3.C" style:family="table-column">
      <style:table-column-properties style:column-width="1.588cm" style:rel-column-width="6534*"/>
    </style:style>
    <style:style style:name="Table3.D" style:family="table-column">
      <style:table-column-properties style:column-width="0.953cm" style:rel-column-width="3920*"/>
    </style:style>
    <style:style style:name="Table3.E" style:family="table-column">
      <style:table-column-properties style:column-width="3.184cm" style:rel-column-width="13105*"/>
    </style:style>
    <style:style style:name="Table3.F" style:family="table-column">
      <style:table-column-properties style:column-width="3.186cm" style:rel-column-width="13116*"/>
    </style:style>
    <style:style style:name="Table3.A1" style:family="table-cell">
      <style:table-cell-properties fo:padding="0.097cm" fo:border="none"/>
    </style:style>
    <style:style style:name="Table6" style:family="table">
      <style:table-properties style:width="15.921cm" table:align="margins"/>
    </style:style>
    <style:style style:name="Table6.A" style:family="table-column">
      <style:table-column-properties style:column-width="1.148cm" style:rel-column-width="4726*"/>
    </style:style>
    <style:style style:name="Table6.B" style:family="table-column">
      <style:table-column-properties style:column-width="14.773cm" style:rel-column-width="60809*"/>
    </style:style>
    <style:style style:name="Table6.A1" style:family="table-cell">
      <style:table-cell-properties fo:padding="0.097cm" fo:border="none"/>
    </style:style>
    <style:style style:name="Table7" style:family="table">
      <style:table-properties style:width="15.921cm" table:align="margins"/>
    </style:style>
    <style:style style:name="Table7.A" style:family="table-column">
      <style:table-column-properties style:column-width="1.148cm" style:rel-column-width="4726*"/>
    </style:style>
    <style:style style:name="Table7.B" style:family="table-column">
      <style:table-column-properties style:column-width="14.773cm" style:rel-column-width="60809*"/>
    </style:style>
    <style:style style:name="Table7.A1" style:family="table-cell">
      <style:table-cell-properties fo:padding="0.097cm" fo:border="none"/>
    </style:style>
    <style:style style:name="Table8" style:family="table">
      <style:table-properties style:width="15.921cm" table:align="margins"/>
    </style:style>
    <style:style style:name="Table8.A" style:family="table-column">
      <style:table-column-properties style:column-width="1.148cm" style:rel-column-width="4726*"/>
    </style:style>
    <style:style style:name="Table8.B" style:family="table-column">
      <style:table-column-properties style:column-width="14.773cm" style:rel-column-width="60809*"/>
    </style:style>
    <style:style style:name="Table8.A1" style:family="table-cell">
      <style:table-cell-properties fo:padding="0.097cm" fo:border="none"/>
    </style:style>
    <style:style style:name="Table9" style:family="table">
      <style:table-properties style:width="15.921cm" table:align="margins"/>
    </style:style>
    <style:style style:name="Table9.A" style:family="table-column">
      <style:table-column-properties style:column-width="1.148cm" style:rel-column-width="4726*"/>
    </style:style>
    <style:style style:name="Table9.B" style:family="table-column">
      <style:table-column-properties style:column-width="14.773cm" style:rel-column-width="60809*"/>
    </style:style>
    <style:style style:name="Table9.A1" style:family="table-cell">
      <style:table-cell-properties fo:padding="0.097cm" fo:border="none"/>
    </style:style>
    <style:style style:name="Table12" style:family="table">
      <style:table-properties style:width="15.921cm" table:align="margins"/>
    </style:style>
    <style:style style:name="Table12.A" style:family="table-column">
      <style:table-column-properties style:column-width="2.805cm" style:rel-column-width="11544*"/>
    </style:style>
    <style:style style:name="Table12.B" style:family="table-column">
      <style:table-column-properties style:column-width="13.116cm" style:rel-column-width="53991*"/>
    </style:style>
    <style:style style:name="Table12.A1" style:family="table-cell">
      <style:table-cell-properties fo:padding="0.097cm" fo:border="none"/>
    </style:style>
    <style:style style:name="Table13" style:family="table">
      <style:table-properties style:width="11.986cm" fo:margin-left="0cm" table:align="left"/>
    </style:style>
    <style:style style:name="Table13.A" style:family="table-column">
      <style:table-column-properties style:column-width="1.693cm"/>
    </style:style>
    <style:style style:name="Table13.B" style:family="table-column">
      <style:table-column-properties style:column-width="3.413cm"/>
    </style:style>
    <style:style style:name="Table13.C" style:family="table-column">
      <style:table-column-properties style:column-width="6.879cm"/>
    </style:style>
    <style:style style:name="Table13.A1" style:family="table-cell">
      <style:table-cell-properties fo:padding="0.097cm" fo:border="none"/>
    </style:style>
    <style:style style:name="Table15" style:family="table">
      <style:table-properties style:width="13.811cm" table:align="left"/>
    </style:style>
    <style:style style:name="Table15.A" style:family="table-column">
      <style:table-column-properties style:column-width="1.799cm"/>
    </style:style>
    <style:style style:name="Table15.B" style:family="table-column">
      <style:table-column-properties style:column-width="6.906cm"/>
    </style:style>
    <style:style style:name="Table15.C" style:family="table-column">
      <style:table-column-properties style:column-width="5.106cm"/>
    </style:style>
    <style:style style:name="Table15.A1" style:family="table-cell">
      <style:table-cell-properties fo:padding="0.097cm" fo:border="none"/>
    </style:style>
    <style:style style:name="Table16" style:family="table">
      <style:table-properties style:width="15.921cm" table:align="margins"/>
    </style:style>
    <style:style style:name="Table16.A" style:family="table-column">
      <style:table-column-properties style:column-width="1.939cm" style:rel-column-width="7981*"/>
    </style:style>
    <style:style style:name="Table16.B" style:family="table-column">
      <style:table-column-properties style:column-width="13.982cm" style:rel-column-width="57554*"/>
    </style:style>
    <style:style style:name="Table16.A1" style:family="table-cell">
      <style:table-cell-properties fo:padding="0.097cm" fo:border="none"/>
    </style:style>
    <style:style style:name="Table17" style:family="table">
      <style:table-properties style:width="16.589cm" fo:margin-left="0cm" table:align="left"/>
    </style:style>
    <style:style style:name="Table17.A" style:family="table-column">
      <style:table-column-properties style:column-width="3.598cm"/>
    </style:style>
    <style:style style:name="Table17.B" style:family="table-column">
      <style:table-column-properties style:column-width="12.991cm"/>
    </style:style>
    <style:style style:name="Table17.A1" style:family="table-cell">
      <style:table-cell-properties fo:padding="0.097cm" fo:border="none"/>
    </style:style>
    <style:style style:name="Table18" style:family="table">
      <style:table-properties style:width="15.921cm" table:align="margins"/>
    </style:style>
    <style:style style:name="Table18.A" style:family="table-column">
      <style:table-column-properties style:column-width="2.399cm" style:rel-column-width="9872*"/>
    </style:style>
    <style:style style:name="Table18.B" style:family="table-column">
      <style:table-column-properties style:column-width="13.522cm" style:rel-column-width="55663*"/>
    </style:style>
    <style:style style:name="Table18.A1" style:family="table-cell">
      <style:table-cell-properties fo:padding="0.097cm" fo:border="none"/>
    </style:style>
    <style:style style:name="P1" style:family="paragraph" style:parent-style-name="Standard">
      <style:paragraph-properties fo:margin-left="0cm" fo:margin-right="0cm" fo:margin-top="0.093cm" fo:margin-bottom="0cm" loext:contextual-spacing="false" fo:line-height="115%" fo:text-align="start" style:justify-single-word="false" fo:orphans="0" fo:widows="0" fo:text-indent="0cm" style:auto-text-indent="false" fo:padding="0cm" fo:border="none"/>
      <style:text-properties officeooo:rsid="00209d68"/>
    </style:style>
    <style:style style:name="P2" style:family="paragraph" style:parent-style-name="Standard">
      <style:paragraph-properties fo:margin-left="0cm" fo:margin-right="0cm" fo:margin-top="0.093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3" style:family="paragraph" style:parent-style-name="Standard">
      <style:paragraph-properties fo:margin-left="0cm" fo:margin-right="0cm" fo:margin-top="0.949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7pt" fo:font-style="normal" style:text-underline-style="none" fo:font-weight="bold" style:font-name-asian="Arial1" style:font-size-asian="27pt" style:font-style-asian="normal" style:font-weight-asian="bold" style:font-name-complex="Arial1" style:font-size-complex="27pt" style:font-weight-complex="bold"/>
    </style:style>
    <style:style style:name="P4" style:family="paragraph" style:parent-style-name="Standard">
      <style:paragraph-properties fo:margin-left="0cm" fo:margin-right="0cm" fo:margin-top="0.011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5" style:family="paragraph" style:parent-style-name="Standard">
      <style:paragraph-properties fo:margin-left="0cm" fo:margin-right="0cm" fo:margin-top="0.011cm" fo:margin-bottom="0cm" loext:contextual-spacing="false" fo:line-height="115%" fo:text-align="center"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6" style:family="paragraph" style:parent-style-name="Standard">
      <style:paragraph-properties fo:margin-left="0cm" fo:margin-right="0cm" fo:margin-top="0.035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7" style:family="paragraph" style:parent-style-name="Standard">
      <style:paragraph-properties fo:margin-left="0cm" fo:margin-right="0cm" fo:margin-top="0.605cm" fo:margin-bottom="0cm" loext:contextual-spacing="false" fo:line-height="115%" fo:text-align="center" style:justify-single-word="false" fo:keep-together="auto" fo:orphans="0" fo:widows="0" fo:text-indent="0cm" style:auto-text-indent="false" fo:break-before="auto" fo:break-after="auto" fo:padding="0cm" fo:border="none" fo:keep-with-next="auto"/>
      <style:text-properties officeooo:paragraph-rsid="002818e5"/>
    </style:style>
    <style:style style:name="P8" style:family="paragraph" style:parent-style-name="Standard">
      <style:paragraph-properties fo:margin-left="0cm" fo:margin-right="0cm" fo:margin-top="0.605cm" fo:margin-bottom="0cm" loext:contextual-spacing="false" fo:line-height="115%" fo:text-align="center" style:justify-single-word="false" fo:orphans="0" fo:widows="0" fo:text-indent="0cm" style:auto-text-indent="false" fo:padding="0cm" fo:border="none"/>
      <style:text-properties officeooo:paragraph-rsid="002818e5"/>
    </style:style>
    <style:style style:name="P9" style:family="paragraph" style:parent-style-name="Text_20_body">
      <style:text-properties officeooo:paragraph-rsid="001000a5"/>
    </style:style>
    <style:style style:name="P10" style:family="paragraph" style:parent-style-name="Text_20_body">
      <style:text-properties style:font-name="FreeMono"/>
    </style:style>
    <style:style style:name="P11" style:family="paragraph" style:parent-style-name="Text_20_body">
      <style:text-properties officeooo:paragraph-rsid="0015e844"/>
    </style:style>
    <style:style style:name="P12" style:family="paragraph" style:parent-style-name="Text_20_body">
      <style:text-properties officeooo:paragraph-rsid="00172f59"/>
    </style:style>
    <style:style style:name="P13" style:family="paragraph" style:parent-style-name="Text_20_body">
      <style:text-properties officeooo:paragraph-rsid="0019af72"/>
    </style:style>
    <style:style style:name="P14" style:family="paragraph" style:parent-style-name="Text_20_body">
      <style:text-properties officeooo:paragraph-rsid="001c1d50"/>
    </style:style>
    <style:style style:name="P15" style:family="paragraph" style:parent-style-name="Text_20_body">
      <style:text-properties officeooo:paragraph-rsid="001c92c6"/>
    </style:style>
    <style:style style:name="P16" style:family="paragraph" style:parent-style-name="Text_20_body">
      <style:text-properties officeooo:paragraph-rsid="001cd7b5"/>
    </style:style>
    <style:style style:name="P17" style:family="paragraph" style:parent-style-name="Text_20_body">
      <style:text-properties officeooo:paragraph-rsid="001d2ba0"/>
    </style:style>
    <style:style style:name="P18" style:family="paragraph" style:parent-style-name="Text_20_body">
      <style:text-properties officeooo:paragraph-rsid="001d8c99"/>
    </style:style>
    <style:style style:name="P19" style:family="paragraph" style:parent-style-name="Text_20_body">
      <style:text-properties officeooo:paragraph-rsid="001f1a80"/>
    </style:style>
    <style:style style:name="P20" style:family="paragraph" style:parent-style-name="Text_20_body">
      <style:text-properties officeooo:rsid="00209d68" officeooo:paragraph-rsid="00209d68"/>
    </style:style>
    <style:style style:name="P21" style:family="paragraph" style:parent-style-name="Text_20_body">
      <style:text-properties officeooo:rsid="00287deb" officeooo:paragraph-rsid="00287deb"/>
    </style:style>
    <style:style style:name="P22" style:family="paragraph" style:parent-style-name="Text_20_body">
      <style:text-properties officeooo:rsid="00290bdd" officeooo:paragraph-rsid="00290bdd"/>
    </style:style>
    <style:style style:name="P23" style:family="paragraph" style:parent-style-name="Text_20_body">
      <style:text-properties officeooo:rsid="002ad4f1" officeooo:paragraph-rsid="002ad4f1"/>
    </style:style>
    <style:style style:name="P24" style:family="paragraph" style:parent-style-name="Text_20_body">
      <style:text-properties officeooo:paragraph-rsid="002c9de2"/>
    </style:style>
    <style:style style:name="P25" style:family="paragraph" style:parent-style-name="Standard">
      <style:text-properties officeooo:paragraph-rsid="00141f60"/>
    </style:style>
    <style:style style:name="P26" style:family="paragraph" style:parent-style-name="Standard">
      <style:text-properties officeooo:paragraph-rsid="00172f59"/>
    </style:style>
    <style:style style:name="P27" style:family="paragraph" style:parent-style-name="Standard">
      <style:text-properties officeooo:paragraph-rsid="0019af72"/>
    </style:style>
    <style:style style:name="P28" style:family="paragraph" style:parent-style-name="Standard">
      <style:text-properties officeooo:paragraph-rsid="001c92c6"/>
    </style:style>
    <style:style style:name="P29" style:family="paragraph" style:parent-style-name="Standard">
      <style:text-properties style:font-name="Liberation Mono"/>
    </style:style>
    <style:style style:name="P30" style:family="paragraph" style:parent-style-name="Standard">
      <style:text-properties style:font-name="Liberation Mono" officeooo:rsid="00287deb" officeooo:paragraph-rsid="00287deb"/>
    </style:style>
    <style:style style:name="P31" style:family="paragraph" style:parent-style-name="Standard">
      <style:text-properties style:font-name="Liberation Mono" officeooo:paragraph-rsid="00287deb"/>
    </style:style>
    <style:style style:name="P32" style:family="paragraph" style:parent-style-name="Standard">
      <style:text-properties officeooo:rsid="00287deb" officeooo:paragraph-rsid="00287deb"/>
    </style:style>
    <style:style style:name="P33" style:family="paragraph" style:parent-style-name="Standard">
      <style:text-properties officeooo:rsid="002c56a1" officeooo:paragraph-rsid="002c56a1"/>
    </style:style>
    <style:style style:name="P34" style:family="paragraph" style:parent-style-name="Table_20_Contents">
      <style:text-properties officeooo:rsid="0011e37b" officeooo:paragraph-rsid="0011e37b"/>
    </style:style>
    <style:style style:name="P35" style:family="paragraph" style:parent-style-name="Table_20_Contents">
      <style:text-properties officeooo:rsid="001323d9" officeooo:paragraph-rsid="001323d9"/>
    </style:style>
    <style:style style:name="P36" style:family="paragraph" style:parent-style-name="Table_20_Contents">
      <style:text-properties officeooo:rsid="001323d9" officeooo:paragraph-rsid="002c3c97"/>
    </style:style>
    <style:style style:name="P37" style:family="paragraph" style:parent-style-name="Table_20_Contents">
      <style:text-properties officeooo:rsid="00141f60" officeooo:paragraph-rsid="00141f60"/>
    </style:style>
    <style:style style:name="P38" style:family="paragraph" style:parent-style-name="Table_20_Contents">
      <style:text-properties officeooo:rsid="00172f59" officeooo:paragraph-rsid="00172f59"/>
    </style:style>
    <style:style style:name="P39" style:family="paragraph" style:parent-style-name="Table_20_Contents">
      <style:text-properties officeooo:rsid="001872bb" officeooo:paragraph-rsid="001872bb"/>
    </style:style>
    <style:style style:name="P40" style:family="paragraph" style:parent-style-name="Table_20_Contents">
      <style:text-properties officeooo:rsid="001d8c99" officeooo:paragraph-rsid="001d8c99"/>
    </style:style>
    <style:style style:name="P41" style:family="paragraph" style:parent-style-name="Table_20_Contents">
      <style:text-properties officeooo:rsid="001f1a80" officeooo:paragraph-rsid="001f1a80"/>
    </style:style>
    <style:style style:name="P42" style:family="paragraph" style:parent-style-name="Table_20_Contents">
      <style:text-properties officeooo:rsid="002c3c97" officeooo:paragraph-rsid="002c3c97"/>
    </style:style>
    <style:style style:name="P43" style:family="paragraph" style:parent-style-name="Table_20_Contents">
      <style:text-properties officeooo:rsid="002c56a1" officeooo:paragraph-rsid="002c56a1"/>
    </style:style>
    <style:style style:name="P44" style:family="paragraph" style:parent-style-name="Heading_20_2">
      <style:paragraph-properties fo:break-before="page"/>
    </style:style>
    <style:style style:name="P45" style:family="paragraph" style:parent-style-name="Standard" style:master-page-name="Standard">
      <style:paragraph-properties fo:margin-left="0cm" fo:margin-right="0cm" fo:margin-top="0cm" fo:margin-bottom="0cm" loext:contextual-spacing="false" fo:line-height="115%" fo:text-align="center"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style:text-line-through-style="none" style:text-line-through-type="none" style:text-position="0% 100%" style:font-name="Arial" fo:font-size="25pt" fo:font-style="normal" style:text-underline-style="none" fo:font-weight="bold" style:font-name-asian="Arial1" style:font-size-asian="25pt" style:font-style-asian="normal" style:font-weight-asian="bold" style:font-name-complex="Arial1" style:font-size-complex="25pt"/>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text-properties officeooo:paragraph-rsid="00287deb"/>
    </style:style>
    <style:style style:name="P49" style:family="paragraph" style:parent-style-name="Text_20_body" style:list-style-name="L2"/>
    <style:style style:name="P50" style:family="paragraph" style:parent-style-name="Text_20_body" style:list-style-name="L2">
      <style:text-properties officeooo:paragraph-rsid="001cd7b5"/>
    </style:style>
    <style:style style:name="P51" style:family="paragraph" style:parent-style-name="Text_20_body" style:list-style-name="L2">
      <style:text-properties officeooo:paragraph-rsid="001c92c6"/>
    </style:style>
    <style:style style:name="P52" style:family="paragraph" style:parent-style-name="Text_20_body" style:list-style-name="L3">
      <style:text-properties officeooo:paragraph-rsid="00287deb"/>
    </style:style>
    <style:style style:name="P53" style:family="paragraph" style:parent-style-name="Text_20_body" style:list-style-name="L4">
      <style:text-properties officeooo:rsid="00290bdd" officeooo:paragraph-rsid="00290bdd"/>
    </style:style>
    <style:style style:name="P54" style:family="paragraph" style:parent-style-name="Text_20_body">
      <style:text-properties officeooo:rsid="00290bdd" officeooo:paragraph-rsid="00290bdd"/>
    </style:style>
    <style:style style:name="P55" style:family="paragraph" style:parent-style-name="Text_20_body" style:list-style-name="L5">
      <style:text-properties officeooo:rsid="002c9de2" officeooo:paragraph-rsid="002c9de2"/>
    </style:style>
    <style:style style:name="P56" style:family="paragraph" style:parent-style-name="Text_20_body">
      <style:text-properties officeooo:rsid="002818e5" officeooo:paragraph-rsid="002818e5"/>
    </style:style>
    <style:style style:name="P57" style:family="paragraph" style:parent-style-name="Text_20_body">
      <style:text-properties officeooo:rsid="002dbfc2" officeooo:paragraph-rsid="002dbfc2"/>
    </style:style>
    <style:style style:name="P58" style:family="paragraph" style:parent-style-name="Text_20_body">
      <style:text-properties officeooo:rsid="002ad4f1" officeooo:paragraph-rsid="002ad4f1"/>
    </style:style>
    <style:style style:name="T1" style:family="text">
      <style:text-properties officeooo:rsid="0024323f"/>
    </style:style>
    <style:style style:name="T2" style:family="text">
      <style:text-properties fo:font-variant="normal" fo:text-transform="none" fo:color="#000000" style:text-line-through-style="none" style:text-line-through-type="none" style:text-position="0% 100%" style:font-name="Arial" fo:font-size="27pt" fo:font-style="normal" style:text-underline-style="none" fo:font-weight="bold" style:font-name-asian="Arial1" style:font-size-asian="27pt" style:font-style-asian="normal" style:font-weight-asian="bold" style:font-name-complex="Arial1" style:font-size-complex="27pt"/>
    </style:style>
    <style:style style:name="T3" style:family="text">
      <style:text-properties fo:font-variant="normal" fo:text-transform="none" fo:color="#000000" style:text-line-through-style="none" style:text-line-through-type="none" style:text-position="0% 100%" style:font-name="Arial" fo:font-size="27pt" fo:font-style="normal" style:text-underline-style="none" fo:font-weight="bold" officeooo:rsid="002818e5" style:font-name-asian="Arial1" style:font-size-asian="27pt" style:font-style-asian="normal" style:font-weight-asian="bold" style:font-name-complex="Arial1" style:font-size-complex="27pt"/>
    </style:style>
    <style:style style:name="T4" style:family="text">
      <style:text-properties fo:font-variant="normal" fo:text-transform="none" fo:color="#000000" style:text-line-through-style="none" style:text-line-through-type="none" style:text-position="0% 100%" style:font-name="Times New Roman" fo:font-size="27pt" fo:font-style="normal" style:text-underline-style="none" fo:font-weight="bold" style:font-name-asian="Times New Roman1" style:font-size-asian="27pt" style:font-style-asian="normal" style:font-weight-asian="bold" style:font-name-complex="Times New Roman1" style:font-size-complex="27pt"/>
    </style:style>
    <style:style style:name="T5" style:family="text">
      <style:text-properties officeooo:rsid="001000a5"/>
    </style:style>
    <style:style style:name="T6" style:family="text">
      <style:text-properties officeooo:rsid="00141f60"/>
    </style:style>
    <style:style style:name="T7" style:family="text">
      <style:text-properties officeooo:rsid="0015e844"/>
    </style:style>
    <style:style style:name="T8" style:family="text">
      <style:text-properties officeooo:rsid="00172f59"/>
    </style:style>
    <style:style style:name="T9" style:family="text">
      <style:text-properties officeooo:rsid="0019af72"/>
    </style:style>
    <style:style style:name="T10" style:family="text">
      <style:text-properties officeooo:rsid="001bee58"/>
    </style:style>
    <style:style style:name="T11" style:family="text">
      <style:text-properties officeooo:rsid="001c1d50"/>
    </style:style>
    <style:style style:name="T12" style:family="text">
      <style:text-properties officeooo:rsid="001c92c6"/>
    </style:style>
    <style:style style:name="T13" style:family="text">
      <style:text-properties officeooo:rsid="001cd7b5"/>
    </style:style>
    <style:style style:name="T14" style:family="text">
      <style:text-properties officeooo:rsid="001d2ba0"/>
    </style:style>
    <style:style style:name="T15" style:family="text">
      <style:text-properties officeooo:rsid="001d8c99"/>
    </style:style>
    <style:style style:name="T16" style:family="text">
      <style:text-properties officeooo:rsid="001f1a80"/>
    </style:style>
    <style:style style:name="T17" style:family="text">
      <style:text-properties officeooo:rsid="00209d68"/>
    </style:style>
    <style:style style:name="T18" style:family="text">
      <style:text-properties officeooo:rsid="0026923f"/>
    </style:style>
    <style:style style:name="T19" style:family="text">
      <style:text-properties officeooo:rsid="002818e5"/>
    </style:style>
    <style:style style:name="T20" style:family="text">
      <style:text-properties officeooo:rsid="00287deb"/>
    </style:style>
    <style:style style:name="T21" style:family="text">
      <style:text-properties officeooo:rsid="00290bdd"/>
    </style:style>
    <style:style style:name="T22" style:family="text">
      <style:text-properties officeooo:rsid="002ad4f1"/>
    </style:style>
    <style:style style:name="T23" style:family="text">
      <style:text-properties officeooo:rsid="002c56a1"/>
    </style:style>
    <style:style style:name="T24" style:family="text">
      <style:text-properties officeooo:rsid="002c9de2"/>
    </style:style>
    <style:style style:name="T2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ZEN</text:p>
      <text:p text:style-name="P7"><text:span text:style-name="T2">A Z80 Edit</text:span><text:span text:style-name="T4">o</text:span><text:span text:style-name="T2">r/Assembler</text:span></text:p>
      <text:p text:style-name="P8"><text:span text:style-name="T3">for Nascom</text:span><text:span text:style-name="T2"> </text:span></text:p>
      <text:p text:style-name="P4"/>
      <text:p text:style-name="P5">AVALON SOFTWARE </text:p>
      <text:p text:style-name="P6">of England </text:p>
      <text:p text:style-name="P2">copyright 1979</text:p>
      <text:p text:style-name="P1"/>
      <text:p text:style-name="P20"/>
      <text:p text:style-name="P20"/>
      <text:p text:style-name="P20">12Feb2022 Neal Crook: Re-created from OCR of scan of original document marked “Bill Powell”. Tweaked some layout and spelling. No intentional change to content.</text:p>
      <text:p text:style-name="P56">07Mar2022 Neal Crook: Revise to reflect Nascom version. Add appendix on implementation details</text:p>
      <text:p text:style-name="P57">21Mar2022 Neal Crook: Describe IN A,(C) bug-fix.</text:p>
      <text:p text:style-name="P44"><text:bookmark text:name="_msktwnu8mwfy"/>INTRODUCTION</text:p>
      <text:p text:style-name="Text_20_body">Thank you for buying this copy of ZEN, we feel sure you'll be satisfied with your purchase. If you have any questions regarding ZEN please direct them, in writing, via our distributors.</text:p>
      <text:p text:style-name="Text_20_body">ZEN is an integrated system for the production of <text:span text:style-name="T16">Z</text:span>80 machine code. Source statements are entered with the Editor. The source file may be assembled at any time and then executed, under control, with the Debugger.</text:p>
      <text:p text:style-name="Text_20_body">ZEN offers significant advantages over alternative systems for the <text:span text:style-name="T19">Nascom</text:span>.</text:p>
      <text:p text:style-name="Heading_20_2"><text:bookmark text:name="_xqfc5opjbbeq"/>STARTING UP</text:p>
      <text:p text:style-name="P9">ZEN is supplied <text:span text:style-name="T19">is .NAS format (similar to a hex dump)</text:span>.</text:p>
      <text:p text:style-name="P9">After loading the <text:span text:style-name="T19">image </text:span>use the <text:span text:style-name="T19">monitor Execute (E) command </text:span>to enter ZEN, The entry point to ZEN <text:span text:style-name="T5">is</text:span> <text:span text:style-name="T19">0C50H (T4 monitor version) or 1000H (NAS-SYS version).</text:span></text:p>
      <text:p text:style-name="P9">The video screen will clear and the command-loop prompt is displayed: </text:p>
      <text:p text:style-name="P10"><text:span text:style-name="T17">Z</text:span>&gt;</text:p>
      <text:p text:style-name="Text_20_body">ZEN now wants a command.</text:p>
      <text:p text:style-name="Heading_20_2"><text:span text:style-name="T5">CO</text:span>MMAND SE<text:span text:style-name="T5">T</text:span></text:p>
      <table:table table:name="Table1" table:style-name="Table1">
        <table:table-column table:style-name="Table1.A"/>
        <table:table-column table:style-name="Table1.B"/>
        <table:table-row>
          <table:table-cell table:style-name="Table1.A1" table:number-columns-spanned="2" office:value-type="string">
            <text:p text:style-name="P34">GLOBAL COMMANDS:</text:p>
          </table:table-cell>
          <table:covered-table-cell/>
        </table:table-row>
        <table:table-row>
          <table:table-cell table:style-name="Table1.A1" office:value-type="string">
            <text:p text:style-name="P34">H</text:p>
          </table:table-cell>
          <table:table-cell table:style-name="Table1.A1" office:value-type="string">
            <text:p text:style-name="P34">HOWBIG</text:p>
          </table:table-cell>
        </table:table-row>
        <table:table-row>
          <table:table-cell table:style-name="Table1.A1" office:value-type="string">
            <text:p text:style-name="P43">C</text:p>
          </table:table-cell>
          <table:table-cell table:style-name="Table1.A1" office:value-type="string">
            <text:p text:style-name="P34"><text:span text:style-name="T23">CLOSE (K / </text:span>KILL <text:span text:style-name="T23">in other ZEN versions)</text:span></text:p>
          </table:table-cell>
        </table:table-row>
        <table:table-row>
          <table:table-cell table:style-name="Table1.A1" office:value-type="string">
            <text:p text:style-name="P43">Q</text:p>
          </table:table-cell>
          <table:table-cell table:style-name="Table1.A1" office:value-type="string">
            <text:p text:style-name="P43">QUIT</text:p>
          </table:table-cell>
        </table:table-row>
        <table:table-row>
          <table:table-cell table:style-name="Table1.A1" office:value-type="string">
            <text:p text:style-name="P34">S</text:p>
          </table:table-cell>
          <table:table-cell table:style-name="Table1.A1" office:value-type="string">
            <text:p text:style-name="P34">SORT (selector parameter)</text:p>
          </table:table-cell>
        </table:table-row>
        <table:table-row>
          <table:table-cell table:style-name="Table1.A1" office:value-type="string">
            <text:p text:style-name="P34">A</text:p>
          </table:table-cell>
          <table:table-cell table:style-name="Table1.A1" office:value-type="string">
            <text:p text:style-name="P34">ASSEMBLE</text:p>
          </table:table-cell>
        </table:table-row>
      </table:table>
      <text:p text:style-name="Standard"/>
      <table:table table:name="Table2" table:style-name="Table2">
        <table:table-column table:style-name="Table2.A"/>
        <table:table-column table:style-name="Table2.B"/>
        <table:table-row>
          <table:table-cell table:style-name="Table2.A1" table:number-columns-spanned="2" office:value-type="string">
            <text:p text:style-name="P35">CASSETTE COMMANDS:</text:p>
          </table:table-cell>
          <table:covered-table-cell/>
        </table:table-row>
        <table:table-row>
          <table:table-cell table:style-name="Table2.A1" office:value-type="string">
            <text:p text:style-name="P35">W</text:p>
          </table:table-cell>
          <table:table-cell table:style-name="Table2.A1" office:value-type="string">
            <text:p text:style-name="P35">WRITE (file type parameter)</text:p>
          </table:table-cell>
        </table:table-row>
        <table:table-row>
          <table:table-cell table:style-name="Table2.A1" office:value-type="string">
            <text:p text:style-name="P35">R</text:p>
          </table:table-cell>
          <table:table-cell table:style-name="Table2.A1" office:value-type="string">
            <text:p text:style-name="P35">READ (file type paramet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35">SOURCE POINTER COMMANDS:</text:p>
          </table:table-cell>
          <table:covered-table-cell/>
          <table:table-cell table:style-name="Table3.A1" office:value-type="string">
            <text:p text:style-name="P35"/>
          </table:table-cell>
          <table:table-cell table:style-name="Table3.A1" table:number-columns-spanned="3" office:value-type="string">
            <text:p text:style-name="P42">SOURCE EDIT COMMANDS:</text:p>
          </table:table-cell>
          <table:covered-table-cell/>
          <table:covered-table-cell/>
        </table:table-row>
        <table:table-row>
          <table:table-cell table:style-name="Table3.A1" office:value-type="string">
            <text:p text:style-name="P35">T</text:p>
          </table:table-cell>
          <table:table-cell table:style-name="Table3.A1" office:value-type="string">
            <text:p text:style-name="P35">TOP</text:p>
          </table:table-cell>
          <table:table-cell table:style-name="Table3.A1" office:value-type="string">
            <text:p text:style-name="P35"/>
          </table:table-cell>
          <table:table-cell table:style-name="Table3.A1" office:value-type="string">
            <text:p text:style-name="P42">Z</text:p>
          </table:table-cell>
          <table:table-cell table:style-name="Table3.A1" table:number-columns-spanned="2" office:value-type="string">
            <text:p text:style-name="P36">ZAP (iteration parameter)</text:p>
          </table:table-cell>
          <table:covered-table-cell/>
        </table:table-row>
        <table:table-row>
          <table:table-cell table:style-name="Table3.A1" office:value-type="string">
            <text:p text:style-name="P35">B</text:p>
          </table:table-cell>
          <table:table-cell table:style-name="Table3.A1" office:value-type="string">
            <text:p text:style-name="P35">BASE/<text:span text:style-name="T19">BOTTOM</text:span></text:p>
          </table:table-cell>
          <table:table-cell table:style-name="Table3.A1" office:value-type="string">
            <text:p text:style-name="P35"/>
          </table:table-cell>
          <table:table-cell table:style-name="Table3.A1" office:value-type="string">
            <text:p text:style-name="P42">E</text:p>
          </table:table-cell>
          <table:table-cell table:style-name="Table3.A1" table:number-columns-spanned="2" office:value-type="string">
            <text:p text:style-name="P35">ENTER</text:p>
          </table:table-cell>
          <table:covered-table-cell/>
        </table:table-row>
        <table:table-row>
          <table:table-cell table:style-name="Table3.A1" office:value-type="string">
            <text:p text:style-name="P35">U</text:p>
          </table:table-cell>
          <table:table-cell table:style-name="Table3.A1" office:value-type="string">
            <text:p text:style-name="P35">UP (iteration parameter)</text:p>
          </table:table-cell>
          <table:table-cell table:style-name="Table3.A1" office:value-type="string">
            <text:p text:style-name="P35"/>
          </table:table-cell>
          <table:table-cell table:style-name="Table3.A1" office:value-type="string">
            <text:p text:style-name="P42">N</text:p>
          </table:table-cell>
          <table:table-cell table:style-name="Table3.A1" table:number-columns-spanned="2" office:value-type="string">
            <text:p text:style-name="P36">NEW</text:p>
          </table:table-cell>
          <table:covered-table-cell/>
        </table:table-row>
        <table:table-row>
          <table:table-cell table:style-name="Table3.A1" office:value-type="string">
            <text:p text:style-name="P35">D</text:p>
          </table:table-cell>
          <table:table-cell table:style-name="Table3.A1" office:value-type="string">
            <text:p text:style-name="P35">DOWN (iteration parameter)</text:p>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row>
          <table:table-cell table:style-name="Table3.A1" office:value-type="string">
            <text:p text:style-name="P35">P</text:p>
          </table:table-cell>
          <table:table-cell table:style-name="Table3.A1" office:value-type="string">
            <text:p text:style-name="P35">PRINT (iteration parameter)</text:p>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row>
          <table:table-cell table:style-name="Table3.A1" office:value-type="string">
            <text:p text:style-name="P35">L</text:p>
          </table:table-cell>
          <table:table-cell table:style-name="Table3.A1" office:value-type="string">
            <text:p text:style-name="P35">LOCATE (target string parameter)</text:p>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
      <text:p text:style-name="Standard"><text:soft-page-break/></text:p>
      <text:p text:style-name="Heading_20_2">USER INPUT</text:p>
      <text:p text:style-name="P9">All commands are available at all times.</text:p>
      <text:p text:style-name="P9">All user input to ZEN is via an intermediate text buffer; no action is taken until you hit the ENTER key.</text:p>
      <text:p text:style-name="P9">All user input may be edited with the BACKSPACE (Left-arrow) key. While other control keys may have a visible effect they are NOT RECOGNISED by ZEN.</text:p>
      <text:p text:style-name="P9">User lines will be restricted to <text:span text:style-name="T19">43</text:span> characters by ZEN.</text:p>
      <text:p text:style-name="P9">Commands comprise the key letter and, in some cases, an optional parameter. Where more than one parameter is required by a given command you will be explicitly prompted for each parameter rather than entering them at command level.</text:p>
      <text:p text:style-name="P9">Numeric parameters may be Decimal (default), Hex( 'B' postfix) or Octal ('0' pos<text:span text:style-name="T5">tfix).</text:span></text:p>
      <text:p text:style-name="P9">The default command, ENTER on its own, clears the video screen.</text:p>
      <text:p text:style-name="Heading_20_2">GLOBAL COMMANDS</text:p>
      <table:table table:name="Table6" table:style-name="Table6">
        <table:table-column table:style-name="Table6.A"/>
        <table:table-column table:style-name="Table6.B"/>
        <table:table-row>
          <table:table-cell table:style-name="Table6.A1" office:value-type="string">
            <text:p text:style-name="P37">H</text:p>
          </table:table-cell>
          <table:table-cell table:style-name="Table6.A1" office:value-type="string">
            <text:p text:style-name="P25">HOWBIG, displays the start and end addresses (SOF, EOF) of the source </text:p>
            <text:p text:style-name="P25">file in hexadecimal. </text:p>
          </table:table-cell>
        </table:table-row>
        <table:table-row>
          <table:table-cell table:style-name="Table6.A1" office:value-type="string">
            <text:p text:style-name="P43">C</text:p>
          </table:table-cell>
          <table:table-cell table:style-name="Table6.A1" office:value-type="string">
            <text:p text:style-name="P25"><text:span text:style-name="T23">CLOSE</text:span>, erases the source file from <text:span text:style-name="T23">m</text:span>emory. After a <text:span text:style-name="T23">CLOSE </text:span>the start and</text:p>
            <text:p text:style-name="P25">end addresses of the file are equal. This is also the state of the file when ZEN is initially entered.</text:p>
          </table:table-cell>
        </table:table-row>
        <table:table-row>
          <table:table-cell table:style-name="Table6.A1" office:value-type="string">
            <text:p text:style-name="P43">Q</text:p>
          </table:table-cell>
          <table:table-cell table:style-name="Table6.A1" office:value-type="string">
            <text:p text:style-name="P33">QUIT, leaves ZEN and returns to the system monitor.</text:p>
          </table:table-cell>
        </table:table-row>
        <table:table-row>
          <table:table-cell table:style-name="Table6.A1" office:value-type="string">
            <text:p text:style-name="P37">S</text:p>
          </table:table-cell>
          <table:table-cell table:style-name="Table6.A1" office:value-type="string">
            <text:p text:style-name="P25">SORT, alphabetically sorts and displays the symbol table built during the previous assembly. You can add a selector letter to the command letter which will restrict display to symbols beginning with that letter. Upon entry you will be prompted for an output option, these are:</text:p>
            <text:p text:style-name="P25">V ... VIDEO</text:p>
            <text:p text:style-name="P25">E... EXTERNAL</text:p>
            <text:p text:style-name="P25">Output characteristics are identical to those of assembly LIST output, see ASSEMBLY OUTPUT for more detail.</text:p>
          </table:table-cell>
        </table:table-row>
        <table:table-row>
          <table:table-cell table:style-name="Table6.A1" office:value-type="string">
            <text:p text:style-name="P37">A</text:p>
          </table:table-cell>
          <table:table-cell table:style-name="Table6.A1" office:value-type="string">
            <text:p text:style-name="P25">ASSEMBLE, <text:span text:style-name="T6">w</text:span>ill assemble the source file from start of file to the END pseudo-op. Upon entry you will be prompted for an output option, these are:</text:p>
            <text:p text:style-name="P25">V <text:s/>VIDEO (List to video).</text:p>
            <text:p text:style-name="P25">E <text:s/>EXTERNAL (List to external device).</text:p>
            <text:p text:style-name="P25">C <text:s/>CASSETTE (Object to cassett<text:span text:style-name="T6">e</text:span> in .<text:span text:style-name="T19">NAS </text:span>format).</text:p>
            <text:p text:style-name="P25">The default option generates no output. This <text:span text:style-name="T6">is</text:span> the fastest mode and should be used until all source errors are eliminated.</text:p>
          </table:table-cell>
        </table:table-row>
      </table:table>
      <text:p text:style-name="Heading_20_2"><text:soft-page-break/>CASSETTE COMMANDS</text:p>
      <text:p text:style-name="Text_20_body">The cassette <text:span text:style-name="T19">commands are used to save and load ZEN format SOURCE files. ZEN uses its own format</text:span>.</text:p>
      <text:p text:style-name="P11">Source files are blocks of position independ<text:span text:style-name="T7">e</text:span>nt text with filenames of up to thirty characters.</text:p>
      <table:table table:name="Table7" table:style-name="Table7">
        <table:table-column table:style-name="Table7.A"/>
        <table:table-column table:style-name="Table7.B"/>
        <table:table-row>
          <table:table-cell table:style-name="Table7.A1" office:value-type="string">
            <text:p text:style-name="P38">W</text:p>
          </table:table-cell>
          <table:table-cell table:style-name="Table7.A1" office:value-type="string">
            <text:p text:style-name="P12">WRITE, will write a file to cassette. <text:span text:style-name="T19">T</text:span>he file is simply the current memory source file. <text:span text:style-name="T19">The command </text:span>will prompt for a filename.</text:p>
          </table:table-cell>
        </table:table-row>
        <table:table-row>
          <table:table-cell table:style-name="Table7.A1" office:value-type="string">
            <text:p text:style-name="P38">R</text:p>
          </table:table-cell>
          <table:table-cell table:style-name="Table7.A1" office:value-type="string">
            <text:p text:style-name="P26">READ, will read a file from cassette and load it into memory. Source files are appended to the end of the current memory file allowing a simple form of merging. <text:span text:style-name="T19">The command will </text:span>prompt for a filename then commence to search for that file. A default response to the filename request causes ZEN to skip the name check and pick up the first file it finds. When the file is located the letter 'I replaces the cursor. Any checksum errors will cause an asterisk '*' to be displayed. No asterisks means the file was read correctly. After <text:span text:style-name="T19">a</text:span> source file has been read the new file size is displayed. If the source file exceeds available memory the error message MEMORY FULL is displayed and loading stops. </text:p>
          </table:table-cell>
        </table:table-row>
      </table:table>
      <text:p text:style-name="Heading_20_2">SOURCE POINTER COMMANDS</text:p>
      <text:p text:style-name="Text_20_body">As the <text:span text:style-name="T18">Z</text:span>80 Assembly Language is entirely line orientated the Editor in ZEN is line, rather than character,orientated. ZEN always maintains an internal point<text:span text:style-name="T18">e</text:span>r to the CURRENT LINE in the source file. The following commands all move the source pointer. </text:p>
      <table:table table:name="Table8" table:style-name="Table8">
        <table:table-column table:style-name="Table8.A"/>
        <table:table-column table:style-name="Table8.B"/>
        <table:table-row>
          <table:table-cell table:style-name="Table8.A1" office:value-type="string">
            <text:p text:style-name="P38">T</text:p>
          </table:table-cell>
          <table:table-cell table:style-name="Table8.A1" office:value-type="string">
            <text:p text:style-name="P12">TOP, pointer moves to start of file.</text:p>
          </table:table-cell>
        </table:table-row>
        <table:table-row>
          <table:table-cell table:style-name="Table8.A1" office:value-type="string">
            <text:p text:style-name="P38">B</text:p>
          </table:table-cell>
          <table:table-cell table:style-name="Table8.A1" office:value-type="string">
            <text:p text:style-name="P12">BASE, pointer moves to end of file.</text:p>
          </table:table-cell>
        </table:table-row>
        <table:table-row>
          <table:table-cell table:style-name="Table8.A1" office:value-type="string">
            <text:p text:style-name="P38">D</text:p>
          </table:table-cell>
          <table:table-cell table:style-name="Table8.A1" office:value-type="string">
            <text:p text:style-name="P12">DOWN, pointer <text:span text:style-name="T8">m</text:span>oves down towards end of file (parameter) lines.</text:p>
            <text:p text:style-name="P12">Exampl<text:span text:style-name="T8">e</text:span>.... D37 moves pointer down thirty-seven lines. The default parameter is assigned a value of one, so D is equivalent to D1. The four editor commands which take an iteration parameter all take the same default value.</text:p>
          </table:table-cell>
        </table:table-row>
        <table:table-row>
          <table:table-cell table:style-name="Table8.A1" office:value-type="string">
            <text:p text:style-name="P38">U</text:p>
          </table:table-cell>
          <table:table-cell table:style-name="Table8.A1" office:value-type="string">
            <text:p text:style-name="P12">UP, pointer mov<text:span text:style-name="T8">e</text:span>s up (parameter) lines.</text:p>
          </table:table-cell>
        </table:table-row>
        <table:table-row>
          <table:table-cell table:style-name="Table8.A1" office:value-type="string">
            <text:p text:style-name="P38">P</text:p>
          </table:table-cell>
          <table:table-cell table:style-name="Table8.A1" office:value-type="string">
            <text:p text:style-name="P26">PRINT, displays(parameter) lines on the video display. The last line displayed is the new current line.</text:p>
          </table:table-cell>
        </table:table-row>
        <table:table-row>
          <table:table-cell table:style-name="Table8.A1" office:value-type="string">
            <text:p text:style-name="P38">L</text:p>
          </table:table-cell>
          <table:table-cell table:style-name="Table8.A1" office:value-type="string">
            <text:p text:style-name="P26">LOCATE, will find an arbitrary target string in the source file. </text:p>
            <text:p text:style-name="P12">Example .... LBIT 7, (HL) Moves the pointer to the first line containing that string. The file is searched downwards from the current line. If the string is not located the pointer is at EOF.</text:p>
            <text:p text:style-name="P12">There are no restrictions on the string content. </text:p>
          </table:table-cell>
        </table:table-row>
      </table:table>
      <text:p text:style-name="Heading_20_2"><text:soft-page-break/>SOURCE EDIT COMMANDS</text:p>
      <table:table table:name="Table9" table:style-name="Table9">
        <table:table-column table:style-name="Table9.A"/>
        <table:table-column table:style-name="Table9.B"/>
        <table:table-row>
          <table:table-cell table:style-name="Table9.A1" office:value-type="string">
            <text:p text:style-name="P39">Z</text:p>
          </table:table-cell>
          <table:table-cell table:style-name="Table9.A1" office:value-type="string">
            <text:p text:style-name="P13">ZAP, erases (parameter) lines from the file, starting with current.</text:p>
          </table:table-cell>
        </table:table-row>
        <table:table-row>
          <table:table-cell table:style-name="Table9.A1" office:value-type="string">
            <text:p text:style-name="P39">E</text:p>
          </table:table-cell>
          <table:table-cell table:style-name="Table9.A1" office:value-type="string">
            <text:p text:style-name="Text_20_body">ENTER, enters text continuously into the file. Upon entry the line number is displayed as a prompt.</text:p>
            <text:p text:style-name="Text_20_body">Type in a lin<text:span text:style-name="T9">e</text:span> of text, terminating with the (ENTER) key. The next line number will then be displayed and so on. To exit from the command simply key a full stop '.' as the first character of the line.</text:p>
            <text:p text:style-name="Text_20_body">You can enter text anywhere in tho file.Text is inserted at the current line with the old current line, and all following lines, moving downwards.</text:p>
          </table:table-cell>
        </table:table-row>
        <table:table-row>
          <table:table-cell table:style-name="Table9.A1" office:value-type="string">
            <text:p text:style-name="P39">N</text:p>
          </table:table-cell>
          <table:table-cell table:style-name="Table9.A1" office:value-type="string">
            <text:p text:style-name="P27">NEW, lets you replace an old line with a new one. This command is just a more convenient way of performing a ZAP/ENTER sequence.</text:p>
          </table:table-cell>
        </table:table-row>
      </table:table>
      <text:p text:style-name="Text_20_body"/>
      <text:p text:style-name="P13">NOTE Although line numbers are displayed with most commands you are never required to actually enter them yourself. They are there solely as a positional guide and are computed dynamically by ZEN rather than being stored in the file along with the text.</text:p>
      <text:p text:style-name="P13">NOTE Should you exceed available <text:span text:style-name="T16">m</text:span>emory the MEMORY FULL error message will be displayed. The file will be in a safe state.</text:p>
      <text:p text:style-name="Heading_20_2"><text:span text:style-name="T10">T</text:span>HE ASSEMBLER</text:p>
      <text:p text:style-name="P14">ZEN expects source statements to be constructed according to the syntax defined in the Zilog <text:span text:style-name="T11">Z</text:span>80 Assembly Language Programming Manual.</text:p>
      <text:p text:style-name="P14">Each line of the source file is a statement divided, conceptually, into at most four fields: </text:p>
      <text:p text:style-name="P29">MESSAGE:LD HL, GREETING;Say hello </text:p>
      <text:p text:style-name="P30">^ <text:s text:c="6"/>^ <text:s text:c="5"/>^ <text:s text:c="7"/>^</text:p>
      <text:p text:style-name="P29">Label <text:s text:c="18"/><text:span text:style-name="T20">Comment</text:span> <text:s/></text:p>
      <text:p text:style-name="P31"><text:s text:c="8"/>Operator</text:p>
      <text:p text:style-name="P31"><text:s text:c="15"/>Operand(s)</text:p>
      <text:p text:style-name="P14"/>
      <text:p text:style-name="P14">We say conceptually divided because the components of a statement don't have to be positioned into fields. As long as you use the correct sep<text:span text:style-name="T11">a</text:span>rators (spaces, comm<text:span text:style-name="T11">a</text:span>s, etc.) ZEN accepts statements in free format.</text:p>
      <table:table table:name="Table12" table:style-name="Table12">
        <table:table-column table:style-name="Table12.A"/>
        <table:table-column table:style-name="Table12.B"/>
        <table:table-row>
          <table:table-cell table:style-name="Table12.A1" office:value-type="string">
            <text:p text:style-name="P14">COM<text:span text:style-name="T11">M</text:span>ENTS </text:p>
          </table:table-cell>
          <table:table-cell table:style-name="Table12.A1" office:value-type="string">
            <text:p text:style-name="P14">Comments are ignored by the assembler. They are preceded by a semi-colon ‘;' and are terminated by end of line.</text:p>
          </table:table-cell>
        </table:table-row>
        <table:table-row>
          <table:table-cell table:style-name="Table12.A1" office:value-type="string">
            <text:p text:style-name="P15">OPERATORS</text:p>
          </table:table-cell>
          <table:table-cell table:style-name="Table12.A1" office:value-type="string">
            <text:p text:style-name="P28">There are 74 generic operators (CALL, LD, BIT, etc.).In addition </text:p>
            <text:p text:style-name="P15">there ar<text:span text:style-name="T12">e</text:span> the PSEUDO-OPS which are detailed later.</text:p>
          </table:table-cell>
        </table:table-row>
        <table:table-row>
          <table:table-cell table:style-name="Table12.A1" office:value-type="string">
            <text:p text:style-name="P15">OPERANDS</text:p>
          </table:table-cell>
          <table:table-cell table:style-name="Table12.A1" office:value-type="string">
            <text:p text:style-name="P15">The number of operands in a statement depends upon the operator. <text:soft-page-break/>Examples:</text:p>
            <table:table table:name="Table13" table:style-name="Table13">
              <table:table-column table:style-name="Table13.A"/>
              <table:table-column table:style-name="Table13.B"/>
              <table:table-column table:style-name="Table13.C"/>
              <table:table-row>
                <table:table-cell table:style-name="Table13.A1" office:value-type="string">
                  <text:p text:style-name="Standard">NOP</text:p>
                </table:table-cell>
                <table:table-cell table:style-name="Table13.A1" office:value-type="string">
                  <text:p text:style-name="Standard">No operands</text:p>
                </table:table-cell>
                <table:table-cell table:style-name="Table13.A1" office:value-type="string">
                  <text:p text:style-name="Standard"/>
                </table:table-cell>
              </table:table-row>
              <table:table-row>
                <table:table-cell table:style-name="Table13.A1" office:value-type="string">
                  <text:p text:style-name="Standard">CP</text:p>
                </table:table-cell>
                <table:table-cell table:style-name="Table13.A1" office:value-type="string">
                  <text:p text:style-name="Standard">One operand </text:p>
                </table:table-cell>
                <table:table-cell table:style-name="Table13.A1" office:value-type="string">
                  <text:p text:style-name="Standard"/>
                </table:table-cell>
              </table:table-row>
              <table:table-row>
                <table:table-cell table:style-name="Table13.A1" office:value-type="string">
                  <text:p text:style-name="Standard">BIT</text:p>
                </table:table-cell>
                <table:table-cell table:style-name="Table13.A1" office:value-type="string">
                  <text:p text:style-name="Standard">Two operands </text:p>
                </table:table-cell>
                <table:table-cell table:style-name="Table13.A1" office:value-type="string">
                  <text:p text:style-name="Standard"/>
                </table:table-cell>
              </table:table-row>
              <table:table-row>
                <table:table-cell table:style-name="Table13.A1" office:value-type="string">
                  <text:p text:style-name="Standard">JR</text:p>
                </table:table-cell>
                <table:table-cell table:style-name="Table13.A1" office:value-type="string">
                  <text:p text:style-name="Standard">One or two</text:p>
                </table:table-cell>
                <table:table-cell table:style-name="Table13.A1" office:value-type="string">
                  <text:p text:style-name="Standard">JR SYMBOL </text:p>
                  <text:p text:style-name="Standard">JR NZ, SYMBOL </text:p>
                </table:table-cell>
              </table:table-row>
            </table:table>
            <text:p text:style-name="P15"/>
            <text:p text:style-name="P15">Operands may be:</text:p>
            <text:list xml:id="list334029102" text:style-name="L1">
              <text:list-item>
                <text:p text:style-name="P46">Register names (A,B,DE, IX,etc.)</text:p>
              </text:list-item>
              <text:list-item>
                <text:p text:style-name="P46">Condition codes (2,NZ,C, M, etc.)</text:p>
              </text:list-item>
              <text:list-item>
                <text:p text:style-name="P46">Numbers</text:p>
              </text:list-item>
            </text:list>
            <text:p text:style-name="P15"/>
            <text:p text:style-name="P16">The number group is the most complex. All the following are accepted as numbers:</text:p>
            <text:list xml:id="list1849130165" text:style-name="L2">
              <text:list-item>
                <text:p text:style-name="P50">ASCII Literals: The assembler will generate the ordinal value of any charact<text:span text:style-name="T13">e</text:span>r enclosed in single or double quotes.</text:p>
              </text:list-item>
              <text:list-item>
                <text:p text:style-name="P50">Numbers: Decimal, hex and octal bases are accepted with decimal the default. Hex numbers are 'H' post-fixed and octal numbers are 'O' post-fixed. Numbers must begin with a digit, a leading zero is sufficient. </text:p>
              </text:list-item>
              <text:list-item>
                <text:p text:style-name="P50">Symbols: These are explained in detail later on.</text:p>
              </text:list-item>
              <text:list-item>
                <text:p text:style-name="P51">Program Counter: This <text:span text:style-name="T13">is</text:span> the internal variable which simulates the run time PC. It's accessed by using $ (dollar).</text:p>
              </text:list-item>
              <text:list-item>
                <text:p text:style-name="P51">In addition all of the preceding data types may be elements of an expression for<text:span text:style-name="T13">m</text:span>ed using the infix math operators: </text:p>
                <text:list>
                  <text:list-item>
                    <text:p text:style-name="P47">+ Addition</text:p>
                  </text:list-item>
                  <text:list-item>
                    <text:p text:style-name="P47">- Subtraction</text:p>
                  </text:list-item>
                  <text:list-item>
                    <text:p text:style-name="P47">* Multiplication </text:p>
                  </text:list-item>
                  <text:list-item>
                    <text:p text:style-name="P47">/ Division</text:p>
                  </text:list-item>
                  <text:list-item>
                    <text:p text:style-name="P47">&amp; Logical AND </text:p>
                  </text:list-item>
                  <text:list-item>
                    <text:p text:style-name="P49">. Logical OR</text:p>
                  </text:list-item>
                </text:list>
              </text:list-item>
            </text:list>
            <text:p text:style-name="P16">An expression can be used anywhere that a simple number can be used. The following are all valid: </text:p>
            <text:p text:style-name="Standard">LD DE, START*2-782</text:p>
            <text:p text:style-name="Standard">LD A, ‘P’.80H</text:p>
            <text:p text:style-name="Text_20_body">JR NC,$-5</text:p>
            <text:p text:style-name="P16"><text:span text:style-name="T13">E</text:span>xpressions are evaluated strictly left to right with no precedence ordering. Arithmetic is un<text:span text:style-name="T13">s</text:span>igned 16 bit integer and overflow will be ignored. Elements <text:soft-page-break/>in an expression need not be delimited by sep<text:span text:style-name="T13">a</text:span>rators as the math operators are implied sep<text:span text:style-name="T13">a</text:span>rators. </text:p>
          </table:table-cell>
        </table:table-row>
        <table:table-row>
          <table:table-cell table:style-name="Table12.A1" office:value-type="string">
            <text:p text:style-name="P16">LABELS</text:p>
          </table:table-cell>
          <table:table-cell table:style-name="Table12.A1" office:value-type="string">
            <text:p text:style-name="P16">A label is a way of marking a statement. Each time you use an operator lik<text:span text:style-name="T13">e</text:span> JP, CALL, etc. you need a way of specifying the destination as an operand. Assembly language allows you to use a symbolic name as a label.</text:p>
            <text:p text:style-name="P16">BASIC is an example of a language without this facility, the line numbers act as labels.</text:p>
            <text:p text:style-name="P16">Symbols will be explained in greater detail.</text:p>
          </table:table-cell>
        </table:table-row>
      </table:table>
      <text:p text:style-name="Heading_20_2">SYMBOLS </text:p>
      <text:p text:style-name="P16">A symbol is a name with an associated value, the name is used rather than explicitly stating the value. A symbol’s value is declared to the assembler in one of two ways:</text:p>
      <text:list xml:id="list556142019" text:style-name="L3">
        <text:list-item>
          <text:p text:style-name="P52">By placing it at the start of a statement. The assembler assigns the value of the program counter to it.</text:p>
        </text:list-item>
        <text:list-item>
          <text:p text:style-name="P48">By using the EQU pseudo-op. This allows you to assign your own value to a symbol. </text:p>
        </text:list-item>
        <text:list-item>
          <text:p text:style-name="P52">Example ...BACKSPACE: EQU 8</text:p>
        </text:list-item>
      </text:list>
      <text:p text:style-name="P16">Whichever method is used a symbol must be post-fixed with a colon ':'. <text:span text:style-name="T13">w</text:span>hen declared. <text:span text:style-name="T13">A</text:span> symbol must begin with a letter but may contain letters or numbers after that. Letters may be upper or lower case. ZEN allows symbols of any length although symbols longer than seven characters will affect the listing. The symbol field width is easily changed. There are certain reserved keywords which cannot be used as symbols. These are: </text:p>
      <text:p text:style-name="Text_20_body">Operator names, regist<text:span text:style-name="T14">e</text:span>r names and condition code na<text:span text:style-name="T14">m</text:span>es.</text:p>
      <text:p text:style-name="Text_20_body">Note that all keywords are uppercase, using the same name in lowercase would be perfectly acceptable.</text:p>
      <text:p text:style-name="Heading_20_2">PSEUDO-OPS </text:p>
      <text:p text:style-name="Text_20_body">These are additional operators which have no equivalent in the <text:span text:style-name="T14">Z</text:span>80 instruction set but are understood by the assembler. They are used in the same way as the normal operators. </text:p>
      <table:table table:name="Table15" table:style-name="Table15">
        <table:table-column table:style-name="Table15.A"/>
        <table:table-column table:style-name="Table15.B"/>
        <table:table-column table:style-name="Table15.C"/>
        <table:table-row>
          <table:table-cell table:style-name="Table15.A1" office:value-type="string">
            <text:p text:style-name="Standard">END</text:p>
          </table:table-cell>
          <table:table-cell table:style-name="Table15.A1" office:value-type="string">
            <text:p text:style-name="Standard">End assembly</text:p>
          </table:table-cell>
          <table:table-cell table:style-name="Table15.A1" office:value-type="string">
            <text:p text:style-name="Standard">(No operands)</text:p>
          </table:table-cell>
        </table:table-row>
        <table:table-row>
          <table:table-cell table:style-name="Table15.A1" office:value-type="string">
            <text:p text:style-name="Standard">DS</text:p>
          </table:table-cell>
          <table:table-cell table:style-name="Table15.A1" office:value-type="string">
            <text:p text:style-name="Standard">Define Storage</text:p>
          </table:table-cell>
          <table:table-cell table:style-name="Table15.A1" office:value-type="string">
            <text:p text:style-name="Standard">(One operand) </text:p>
          </table:table-cell>
        </table:table-row>
        <table:table-row>
          <table:table-cell table:style-name="Table15.A1" office:value-type="string">
            <text:p text:style-name="Standard">DW</text:p>
          </table:table-cell>
          <table:table-cell table:style-name="Table15.A1" office:value-type="string">
            <text:p text:style-name="Standard">Define Word</text:p>
          </table:table-cell>
          <table:table-cell table:style-name="Table15.A1" office:value-type="string">
            <text:p text:style-name="Standard">(One operand) </text:p>
          </table:table-cell>
        </table:table-row>
        <table:table-row>
          <table:table-cell table:style-name="Table15.A1" office:value-type="string">
            <text:p text:style-name="Standard">DB</text:p>
          </table:table-cell>
          <table:table-cell table:style-name="Table15.A1" office:value-type="string">
            <text:p text:style-name="Standard">Define Byte(s)</text:p>
          </table:table-cell>
          <table:table-cell table:style-name="Table15.A1" office:value-type="string">
            <text:p text:style-name="Standard">(<text:span text:style-name="T14">Multiple </text:span>operand<text:span text:style-name="T14">s</text:span>)</text:p>
          </table:table-cell>
        </table:table-row>
        <table:table-row>
          <table:table-cell table:style-name="Table15.A1" office:value-type="string">
            <text:p text:style-name="Standard">EQU</text:p>
          </table:table-cell>
          <table:table-cell table:style-name="Table15.A1" office:value-type="string">
            <text:p text:style-name="Standard">Equate</text:p>
          </table:table-cell>
          <table:table-cell table:style-name="Table15.A1" office:value-type="string">
            <text:p text:style-name="Standard">(One operand) </text:p>
          </table:table-cell>
        </table:table-row>
        <table:table-row>
          <table:table-cell table:style-name="Table15.A1" office:value-type="string">
            <text:p text:style-name="Standard">ORG</text:p>
          </table:table-cell>
          <table:table-cell table:style-name="Table15.A1" office:value-type="string">
            <text:p text:style-name="Standard">Origin</text:p>
          </table:table-cell>
          <table:table-cell table:style-name="Table15.A1" office:value-type="string">
            <text:p text:style-name="Standard">(One operand) </text:p>
          </table:table-cell>
        </table:table-row>
        <table:table-row>
          <table:table-cell table:style-name="Table15.A1" office:value-type="string">
            <text:p text:style-name="Standard">LOAD</text:p>
          </table:table-cell>
          <table:table-cell table:style-name="Table15.A1" office:value-type="string">
            <text:p text:style-name="Standard">Load memory</text:p>
          </table:table-cell>
          <table:table-cell table:style-name="Table15.A1" office:value-type="string">
            <text:p text:style-name="Standard">(One operand) </text:p>
          </table:table-cell>
        </table:table-row>
        <table:table-row>
          <table:table-cell table:style-name="Table15.A1" office:value-type="string">
            <text:p text:style-name="P32">SCAL</text:p>
          </table:table-cell>
          <table:table-cell table:style-name="Table15.A1" office:value-type="string">
            <text:p text:style-name="P32">NAS-SYS subroutine call</text:p>
          </table:table-cell>
          <table:table-cell table:style-name="Table15.A1" office:value-type="string">
            <text:p text:style-name="Standard">(One operand) </text:p>
          </table:table-cell>
        </table:table-row>
        <text:soft-page-break/>
        <table:table-row>
          <table:table-cell table:style-name="Table15.A1" office:value-type="string">
            <text:p text:style-name="P32">RCAL</text:p>
          </table:table-cell>
          <table:table-cell table:style-name="Table15.A1" office:value-type="string">
            <text:p text:style-name="P32">NAS-SYS relative call</text:p>
          </table:table-cell>
          <table:table-cell table:style-name="Table15.A1" office:value-type="string">
            <text:p text:style-name="Standard">(One operand) </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Standard">END</text:p>
          </table:table-cell>
          <table:table-cell table:style-name="Table16.A1" office:value-type="string">
            <text:p text:style-name="P17">This operator MUST be used to terminate assembly.Failure to do so will result in an error message and an incomplete assembly.</text:p>
          </table:table-cell>
        </table:table-row>
        <table:table-row>
          <table:table-cell table:style-name="Table16.A1" office:value-type="string">
            <text:p text:style-name="Standard">DS</text:p>
          </table:table-cell>
          <table:table-cell table:style-name="Table16.A1" office:value-type="string">
            <text:p text:style-name="P17">Skips a number of object bytes leaving a gap in the code. Commonly used to reserve space for a text buffer, stack, etc., where the object code doesn't need to be defined</text:p>
          </table:table-cell>
        </table:table-row>
        <table:table-row>
          <table:table-cell table:style-name="Table16.A1" office:value-type="string">
            <text:p text:style-name="Standard">DW</text:p>
          </table:table-cell>
          <table:table-cell table:style-name="Table16.A1" office:value-type="string">
            <text:p text:style-name="P17">Generates a word (two bytes) in the object file in reversed order as required by the <text:span text:style-name="T14">Z</text:span>80 sixteen bit instructions. </text:p>
            <text:p text:style-name="P17">Example ....... BUFFER:D<text:span text:style-name="T14">W</text:span> VALUE</text:p>
            <text:p text:style-name="P17">Would make locations BUFFER equal to VALUE. </text:p>
          </table:table-cell>
        </table:table-row>
        <table:table-row>
          <table:table-cell table:style-name="Table16.A1" office:value-type="string">
            <text:p text:style-name="Standard">DB</text:p>
          </table:table-cell>
          <table:table-cell table:style-name="Table16.A1" office:value-type="string">
            <text:p text:style-name="P17">Generates the value of the operand(s) in the object file. Takes as many operands as desired, sep<text:span text:style-name="T14">a</text:span>rated by com<text:span text:style-name="T14">m</text:span>as.</text:p>
            <text:p text:style-name="P17">Example ....... DB 6,93H,'T'.80<text:span text:style-name="T14">H</text:span>,NEWLINE </text:p>
            <text:p text:style-name="P17">Each operand may be an expression but obviously no expression can have a value greater than two hundred and fifty-five decimal.</text:p>
            <text:p text:style-name="P17">Th<text:span text:style-name="T14">e</text:span> program counter will be incremented after ev<text:span text:style-name="T14">e</text:span>ry operand as if each were on a sep<text:span text:style-name="T14">a</text:span>rate line.</text:p>
            <text:p text:style-name="P17">In addition to the usual data types any operand may be of the type ASCII literal string.</text:p>
            <text:p text:style-name="P17">Example ....... MESSAGE: DB'STICKY FINGERS’, NEWLINE</text:p>
            <text:p text:style-name="P17">Strings may be of any length but, unlike single character ASCII literals, may not form part of an expression. A string is formed in the same way as a single character literal, by enclosing in matching quotes. Note that single and double quotes are implied sep<text:span text:style-name="T15">a</text:span>rators like the infix math operators. You may use a quote, of either type, as a literal by using the OPPOSITE type of quote as the delimiters.</text:p>
          </table:table-cell>
        </table:table-row>
        <table:table-row>
          <table:table-cell table:style-name="Table16.A1" office:value-type="string">
            <text:p text:style-name="Standard">EQU</text:p>
          </table:table-cell>
          <table:table-cell table:style-name="Table16.A1" office:value-type="string">
            <text:p text:style-name="P18">Assigns a value to <text:span text:style-name="T15">a</text:span> symbol.</text:p>
            <text:p text:style-name="P18">Example ...... NEWLINE: EQU 13</text:p>
            <text:p text:style-name="P18">The operand may, as usual, be an expression but there is a restriction on the symbols you may use in the expression. This is because the operand must be capable of immediate resolution.</text:p>
            <text:p text:style-name="P18">The value of any symbols used in the expression must already be known to the assembler, forward referenced symbols will result in the UNDEF error flag. </text:p>
            <text:p text:style-name="Standard">Example ....... NEWLINE: EQU BACKSPACE+5</text:p>
            <text:p text:style-name="P18"><text:s text:c="23"/>BACKSPACE: <text:span text:style-name="T15">EQ</text:span>U NEWLINE-5</text:p>
            <text:p text:style-name="P18"><text:soft-page-break/>This sequence is ILLEGAL because each symbol is defined in terms of the other. </text:p>
            <text:p text:style-name="P18">The 'no forward reference' rule is designed to prevent you making such a mistake inadvertently.</text:p>
            <text:p text:style-name="P18">In practise you will probably never encounter such a situation as most EQUATES have simple operands.</text:p>
          </table:table-cell>
        </table:table-row>
        <table:table-row>
          <table:table-cell table:style-name="Table16.A1" office:value-type="string">
            <text:p text:style-name="Standard">ORG</text:p>
          </table:table-cell>
          <table:table-cell table:style-name="Table16.A1" office:value-type="string">
            <text:p text:style-name="P18">Defines the origin of the object file. This operator may be used as often as desired throughout an assembly to produce sections of code at different locations, The operand must conform to the ‘no forward reference' rule for obvious reasons.</text:p>
          </table:table-cell>
        </table:table-row>
        <table:table-row>
          <table:table-cell table:style-name="Table16.A1" office:value-type="string">
            <text:p text:style-name="Standard">LOAD</text:p>
          </table:table-cell>
          <table:table-cell table:style-name="Table16.A1" office:value-type="string">
            <text:p text:style-name="P18">Lets you load the object code into memory, at any addre<text:span text:style-name="T15">ss</text:span>, as it is produced. The loading process is entirely independ<text:span text:style-name="T15">e</text:span>nt of the output option specified upon entry to the assembler. If the operator is not used then no memory location outside ZEN will be altered. Note that use of a subsequent ORG operator turns the loading process off, each time you set a new origin you must specifically re-establish the load process.</text:p>
          </table:table-cell>
        </table:table-row>
        <table:table-row>
          <table:table-cell table:style-name="Table16.A1" office:value-type="string">
            <text:p text:style-name="P32">SCAL</text:p>
          </table:table-cell>
          <table:table-cell table:style-name="Table16.A1" office:value-type="string">
            <text:p text:style-name="P21">NAS-SYS subroutine call. Takes an 8-bit operand that specifies the subroutine number. Translates to a Z80 RST 18 instruction.</text:p>
          </table:table-cell>
        </table:table-row>
        <table:table-row>
          <table:table-cell table:style-name="Table16.A1" office:value-type="string">
            <text:p text:style-name="P32">RCAL</text:p>
          </table:table-cell>
          <table:table-cell table:style-name="Table16.A1" office:value-type="string">
            <text:p text:style-name="P21">NAS-SYS unconditional relative call. Takes an 8-bit operand that specifies a signed relative destination in the same format as a JR instruction. Translates to a Z80 RST 10 instruction.</text:p>
          </table:table-cell>
        </table:table-row>
      </table:table>
      <text:p text:style-name="Heading_20_2">ASSEMBLER <text:span text:style-name="T15">E</text:span>RROR HANDLING </text:p>
      <text:p text:style-name="Text_20_body">If the assembler finds an error in the source code the following will happen:</text:p>
      <text:list xml:id="list610124461" text:style-name="L4">
        <text:list-item>
          <text:p text:style-name="P53">Assembly terminates</text:p>
        </text:list-item>
        <text:list-item>
          <text:p text:style-name="P53">An ERROR message is displayed</text:p>
        </text:list-item>
        <text:list-item>
          <text:p text:style-name="P53">The incorrect line becomes the editor current line</text:p>
        </text:list-item>
        <text:list-item>
          <text:p text:style-name="P53">The line is displayed</text:p>
        </text:list-item>
        <text:list-item>
          <text:p text:style-name="P53">The command loop is re-entered</text:p>
        </text:list-item>
      </text:list>
      <text:p text:style-name="P18">You can now correct the error and assemble again. </text:p>
      <text:p text:style-name="Heading_20_2"><text:span text:style-name="T15">E</text:span>RROR MESSAGES </text:p>
      <table:table table:name="Table17" table:style-name="Table17">
        <table:table-column table:style-name="Table17.A"/>
        <table:table-column table:style-name="Table17.B"/>
        <table:table-row>
          <table:table-cell table:style-name="Table17.A1" office:value-type="string">
            <text:p text:style-name="P40">DOUBLE SYMBOL</text:p>
          </table:table-cell>
          <table:table-cell table:style-name="Table17.A1" office:value-type="string">
            <text:p text:style-name="P18">You have d<text:span text:style-name="T15">e</text:span>clared the same symbol more than once.</text:p>
          </table:table-cell>
        </table:table-row>
        <table:table-row>
          <table:table-cell table:style-name="Table17.A1" office:value-type="string">
            <text:p text:style-name="P40">UNDEF</text:p>
          </table:table-cell>
          <table:table-cell table:style-name="Table17.A1" office:value-type="string">
            <text:p text:style-name="P18">You have used an undefined symbol. </text:p>
          </table:table-cell>
        </table:table-row>
        <table:table-row>
          <table:table-cell table:style-name="Table17.A1" office:value-type="string">
            <text:p text:style-name="P40">RSVD</text:p>
          </table:table-cell>
          <table:table-cell table:style-name="Table17.A1" office:value-type="string">
            <text:p text:style-name="P18">You have used a reserved keyword for a symbol.<text:soft-page-break/></text:p>
          </table:table-cell>
        </table:table-row>
        <table:table-row>
          <table:table-cell table:style-name="Table17.A1" office:value-type="string">
            <text:p text:style-name="P40">SYMBOL</text:p>
          </table:table-cell>
          <table:table-cell table:style-name="Table17.A1" office:value-type="string">
            <text:p text:style-name="P18">An obligatory sy<text:span text:style-name="T15">m</text:span>bol is missing (eg with <text:span text:style-name="T15">E</text:span>QU).</text:p>
          </table:table-cell>
        </table:table-row>
        <table:table-row>
          <table:table-cell table:style-name="Table17.A1" office:value-type="string">
            <text:p text:style-name="P40">FULL</text:p>
          </table:table-cell>
          <table:table-cell table:style-name="Table17.A1" office:value-type="string">
            <text:p text:style-name="P18">The symbol table is full (s<text:span text:style-name="T15">e</text:span>e later).</text:p>
          </table:table-cell>
        </table:table-row>
        <table:table-row>
          <table:table-cell table:style-name="Table17.A1" office:value-type="string">
            <text:p text:style-name="P40">EOF</text:p>
          </table:table-cell>
          <table:table-cell table:style-name="Table17.A1" office:value-type="string">
            <text:p text:style-name="P18">You have forgotten END and have hit EO<text:span text:style-name="T15">F</text:span>.</text:p>
          </table:table-cell>
        </table:table-row>
        <table:table-row>
          <table:table-cell table:style-name="Table17.A1" office:value-type="string">
            <text:p text:style-name="P40">ORG</text:p>
          </table:table-cell>
          <table:table-cell table:style-name="Table17.A1" office:value-type="string">
            <text:p text:style-name="P18">No origin specified.</text:p>
          </table:table-cell>
        </table:table-row>
        <table:table-row>
          <table:table-cell table:style-name="Table17.A1" office:value-type="string">
            <text:p text:style-name="P40">HUH?</text:p>
          </table:table-cell>
          <table:table-cell table:style-name="Table17.A1" office:value-type="string">
            <text:p text:style-name="P18">The line doesn't make sense. </text:p>
          </table:table-cell>
        </table:table-row>
        <table:table-row>
          <table:table-cell table:style-name="Table17.A1" office:value-type="string">
            <text:p text:style-name="P40">OPND</text:p>
          </table:table-cell>
          <table:table-cell table:style-name="Table17.A1" office:value-type="string">
            <text:p text:style-name="P18">Something wrong with an operand</text:p>
            <text:p text:style-name="Standard">Examples ....... LD A, 256 </text:p>
            <text:p text:style-name="Standard"><text:s text:c="25"/>BIT 9,B </text:p>
            <text:p text:style-name="P18"><text:s text:c="25"/>LD(DE),<text:span text:style-name="T15">C</text:span></text:p>
            <text:p text:style-name="P18">Also any attempts to index out of range or to jump relative out of range.</text:p>
          </table:table-cell>
        </table:table-row>
      </table:table>
      <text:p text:style-name="Text_20_body"/>
      <text:p text:style-name="Text_20_body">The assembler will catch all incorrect statements. The only incorrect statement which will damage ZEN is a LOAD over the code. </text:p>
      <text:p text:style-name="Heading_20_2">ASSEMBLY OUTPUT </text:p>
      <table:table table:name="Table18" table:style-name="Table18">
        <table:table-column table:style-name="Table18.A"/>
        <table:table-column table:style-name="Table18.B"/>
        <table:table-row>
          <table:table-cell table:style-name="Table18.A1" office:value-type="string">
            <text:p text:style-name="P41">LIST</text:p>
          </table:table-cell>
          <table:table-cell table:style-name="Table18.A1" office:value-type="string">
            <text:p text:style-name="P19">ZEN supports two List devices, the video display and an EXTERNA<text:span text:style-name="T16">L</text:span> device such as a printer. You must insert your own external driver, currently the driver just returns.</text:p>
            <text:p text:style-name="P19">ZEN generates an ASCII CR, LF at newline time and an ASCII Form feed at new page time. No other control characters are used.</text:p>
            <text:p text:style-name="P19">Listings are generated a page at a time with <text:span text:style-name="T16">a</text:span> pause at the en<text:span text:style-name="T16">d</text:span> of each page. The cursor will blink during this pause.</text:p>
            <text:p text:style-name="P19">Pressing any key during the pause will hold listing until you press another key to restart.</text:p>
            <text:p text:style-name="P19">Pages are fifteen lines long for VIDEO options and sixty lines long for EXTERNAL options. </text:p>
          </table:table-cell>
        </table:table-row>
        <table:table-row>
          <table:table-cell table:style-name="Table18.A1" office:value-type="string">
            <text:p text:style-name="P41">OBJECT</text:p>
          </table:table-cell>
          <table:table-cell table:style-name="Table18.A1" office:value-type="string">
            <text:p text:style-name="P19">ZEN supports one object device, the cassette. Object output is in LEVEL II. format but you will notice that records are only thirty-two bytes long and that there will be a short-inter record gap.</text:p>
          </table:table-cell>
        </table:table-row>
      </table:table>
      <text:p text:style-name="Heading_20_2">EXTENDING THE SYMBOL TABLE </text:p>
      <text:p text:style-name="P19">The ST is the area wh<text:span text:style-name="T16">e</text:span>re each symbol is stored together with its sixteen-bit value. The ST is positioned between ZEN and the source fil<text:span text:style-name="T16">e. T</text:span>he SO<text:span text:style-name="T16">F</text:span> is used as the end of table boundary. <text:soft-page-break/>As supplied the ST is six hundred bytes long. This value can be decreased or increased by moving the source file pointers down or up. Procedure:</text:p>
      <text:p text:style-name="Standard">KILL the file</text:p>
      <text:p text:style-name="Standard">Locate the <text:span text:style-name="T24">addresses that store </text:span>SOF<text:span text:style-name="T24">P</text:span> and EOF<text:span text:style-name="T24">P</text:span></text:p>
      <text:p text:style-name="Standard">Change BOTH pointers to the new file position</text:p>
      <text:p text:style-name="Standard">Save the new version.</text:p>
      <text:p text:style-name="Heading_20_2">SAVING ZEN </text:p>
      <text:p text:style-name="P19">You can alter ZEN and then save <text:span text:style-name="T21">a </text:span>new version. <text:span text:style-name="T21">You must</text:span> save up to the VERY last byte shown in the listing.</text:p>
      <text:p text:style-name="Heading_20_2">APPENDIX: <text:span text:style-name="T21">Hints and kinks</text:span></text:p>
      <text:p text:style-name="P24">If <text:span text:style-name="T24">the assembler terminates after pass 1 and reports “EOF” maybe:</text:span></text:p>
      <text:list xml:id="list1453162917" text:style-name="L5">
        <text:list-item>
          <text:p text:style-name="P55">you forgot to include an END statement</text:p>
        </text:list-item>
        <text:list-item>
          <text:p text:style-name="P55">you edited (EOFP) to point to the CR (0DH) after the END statement (the last used location) <text:s/>- it needs to point to the first <text:span text:style-name="T25">free</text:span> location. Everything looks fine but the END statement is not recognised; very confusing!</text:p>
        </text:list-item>
      </text:list>
      <text:p text:style-name="P22">The ZEN executable image includes its workspace and stack space; it is not ROMable in its normal form. ZEN does not re-initialise its workspace when executed and so there is no “warm start” address (or: warm start and cold start are the same thing).</text:p>
      <text:p text:style-name="P22">Neal and Mike spent several happy evenings inspecting the source and adding comments. The <text:span text:style-name="T22">annotated</text:span> version is too large to be memory-resident for assembly, <text:span text:style-name="T22">but the T4 version <text:s/>is provided here for reference</text:span>.</text:p>
      <text:p text:style-name="P23">The locations SOFP, EOFP point to the start of and end of the source code, respectively (refer to the listing file for addresses). The symbol table is built in memory between the end of the ZEN executable image and (SOFP). Change (SOFP) to expand the size of the symbol table. You can load source code into memory by some other mechanism then change (SOFP) and (EOFP) to point to it before starting ZEN.</text:p>
      <text:p text:style-name="P57">Some versions of ZEN (maybe all the NASCOM versions, not the SHARP version) assemble <text:s/>“IN A,(C)” wrongly. This is due to a typo at the end of INTAB. In the statement “DEFB 0DBH,40,0”, the 40 should be 40H. That bug is fixed in the versions her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Mono" svg:font-family="Free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4323f"/>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text:tab/>page </text:span><text:page-number text:select-page="current">11</text:page-number><text:s/><text:span text:style-name="MT1">of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3-21T20:29:18.417931724</dc:date>
    <meta:editing-duration>P8DT4H53M5S</meta:editing-duration>
    <meta:editing-cycles>22</meta:editing-cycles>
    <meta:print-date>2022-02-13T19:59:26.909613105</meta:print-date>
    <meta:document-statistic meta:table-count="13" meta:image-count="0" meta:object-count="0" meta:page-count="11" meta:paragraph-count="299" meta:word-count="3059" meta:character-count="17652" meta:non-whitespace-character-count="14722"/>
  </office:meta>
</office:document-meta>
</file>